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15%"/>
      <style:text-properties fo:font-size="14pt" officeooo:rsid="001c45fd" officeooo:paragraph-rsid="001c45fd" style:font-size-asian="14pt" style:font-size-complex="14pt"/>
    </style:style>
    <style:style style:name="P2" style:family="paragraph" style:parent-style-name="Text_20_body">
      <style:paragraph-properties fo:line-height="115%"/>
      <style:text-properties fo:font-size="14pt" officeooo:rsid="001c45fd" officeooo:paragraph-rsid="001c45fd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font-weight="bold" officeooo:rsid="00207f16" officeooo:paragraph-rsid="0020912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189in" fo:margin-bottom="0.1189in" style:contextual-spacing="false" fo:line-height="115%"/>
      <style:text-properties officeooo:rsid="001f1a16" officeooo:paragraph-rsid="001f1a16"/>
    </style:style>
    <style:style style:name="P5" style:family="paragraph" style:parent-style-name="Standard">
      <style:paragraph-properties fo:line-height="115%"/>
      <style:text-properties officeooo:rsid="00207f16" officeooo:paragraph-rsid="00207f16"/>
    </style:style>
    <style:style style:name="P6" style:family="paragraph" style:parent-style-name="Standard">
      <style:paragraph-properties fo:line-height="115%"/>
      <style:text-properties fo:font-weight="bold" officeooo:rsid="00207f16" officeooo:paragraph-rsid="0020912b" style:font-weight-asian="bold" style:font-weight-complex="bold"/>
    </style:style>
    <style:style style:name="P7" style:family="paragraph" style:parent-style-name="Heading_20_1">
      <style:text-properties officeooo:rsid="001ad224" officeooo:paragraph-rsid="001ad224"/>
    </style:style>
    <style:style style:name="P8" style:family="paragraph" style:parent-style-name="Heading_20_3">
      <style:paragraph-properties fo:line-height="115%"/>
      <style:text-properties officeooo:rsid="001ad224" officeooo:paragraph-rsid="001ad224"/>
    </style:style>
    <style:style style:name="P9" style:family="paragraph" style:parent-style-name="Standard" style:list-style-name="List_20_1">
      <style:paragraph-properties fo:margin-top="0.0398in" fo:margin-bottom="0.0398in" style:contextual-spacing="false" fo:line-height="115%"/>
      <style:text-properties officeooo:paragraph-rsid="001e24b5"/>
    </style:style>
    <style:style style:name="P10" style:family="paragraph" style:parent-style-name="Standard" style:list-style-name="List_20_1">
      <style:paragraph-properties fo:margin-top="0.1189in" fo:margin-bottom="0.1189in" style:contextual-spacing="false" fo:line-height="115%"/>
      <style:text-properties officeooo:paragraph-rsid="001c45fd"/>
    </style:style>
    <style:style style:name="P11" style:family="paragraph" style:parent-style-name="Standard" style:list-style-name="List_20_1">
      <style:paragraph-properties fo:line-height="115%"/>
      <style:text-properties officeooo:paragraph-rsid="001f1a16"/>
    </style:style>
    <style:style style:name="P12" style:family="paragraph" style:parent-style-name="Standard">
      <style:paragraph-properties fo:line-height="115%"/>
      <style:text-properties officeooo:paragraph-rsid="0020912b"/>
    </style:style>
    <style:style style:name="P13" style:family="paragraph" style:parent-style-name="Standard" style:list-style-name="List_20_1">
      <style:paragraph-properties fo:line-height="115%"/>
      <style:text-properties fo:font-size="14pt" officeooo:rsid="00207f16" officeooo:paragraph-rsid="00207f16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c45fd" style:font-size-asian="14pt" style:font-size-complex="14pt"/>
    </style:style>
    <style:style style:name="T5" style:family="text">
      <style:text-properties fo:font-size="14pt" officeooo:rsid="001e24b5" style:font-size-asian="14pt" style:font-size-complex="14pt"/>
    </style:style>
    <style:style style:name="T6" style:family="text">
      <style:text-properties fo:font-size="14pt" officeooo:rsid="001ed6f7" style:font-size-asian="14pt" style:font-size-complex="14pt"/>
    </style:style>
    <style:style style:name="T7" style:family="text">
      <style:text-properties fo:font-size="14pt" officeooo:rsid="001f1a16" style:font-size-asian="14pt" style:font-size-complex="14pt"/>
    </style:style>
    <style:style style:name="T8" style:family="text">
      <style:text-properties fo:font-size="14pt" officeooo:rsid="00207f16" style:font-size-asian="14pt" style:font-size-complex="14pt"/>
    </style:style>
    <style:style style:name="T9" style:family="text">
      <style:text-properties fo:font-size="14pt" fo:font-weight="bold" officeooo:rsid="001c45f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e24b5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a16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0912b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Реферат на тему “Анализ облачных сервисов”</text:h>
      <text:h text:style-name="P8" text:outline-level="3" text:is-list-header="true">Крылов А.В. ИКПИ-11</text:h>
      <text:p text:style-name="P2"><text:span text:style-name="T1">Облачные</text:span> <text:span text:style-name="T1">сервисы</text:span> — это виртуальная IT-инфраструктура, сеть мощных компьютеров или серверов, позволяющих удаленно хранить файлы, обмениваться информацией, создавать и управлять базами данных, собирать аналитику и производить вычисления. Для пользователя <text:span text:style-name="T2">облачные сервисы</text:span> — это программы, с помощью которых можно выполнять любые задачи для бизнеса, связанные с IT.</text:p>
      <text:p text:style-name="P1">Выделяют три модели обслуживания с помощью облака: </text:p>
      <text:list text:style-name="List_20_1">
        <text:list-item>
          <text:p text:style-name="P9"><text:span text:style-name="T9">SaaS (software as a service)</text:span><text:span text:style-name="T4"> – модель, когда потребителю предоставляется возможность использования дополнений поставщика, которые работают на облачной инфраструктуре. Программы являются доступными посредством разных клиентских устройств или через интерфейс тонкого клиента, </text:span><text:span text:style-name="T5">такие как </text:span><text:span text:style-name="T4">веб-браузер, веб-почта или интерфейс программы. </text:span><text:span text:style-name="T5">Примеры</text:span><text:span text:style-name="T4">: </text:span><text:span text:style-name="T5">Google Workspace (пакет приложений для офисной работы), Microsoft Office 365 (пакет приложений для офисной работы), Salesforce (платформа для управления отношениями с клиентом)</text:span><text:span text:style-name="T4">. </text:span></text:p>
        </text:list-item>
        <text:list-item>
          <text:p text:style-name="P10"><text:span text:style-name="T9">PaaS (platform as a service)</text:span><text:span text:style-name="T4"> – модель, при которой потребителю предоставляется возможность разворачивания на базе облачной инфраструктуры собственных или приобретенных дополнений, созданных с помощью языков программирования, библиотек, служб и средств, поддерживаемых поставщиком. </text:span><text:span text:style-name="T6">Примеры: Heroku, Google App Engine, Microsoft Azure App Serivce</text:span><text:span text:style-name="T4">. </text:span></text:p>
        </text:list-item>
        <text:list-item>
          <text:p text:style-name="P10"><text:span text:style-name="T9">IaaS (infrastructure as a service)</text:span><text:span text:style-name="T4"> – модель, при которой потребителю предоставляется возможность обработки, хранения, доступа к сети и другим основным вычислительным ресурсам, где потребитель имеет возможность развертывания и запуска произвольного программного обеспечения, которое может включать у себя операционные системы и программы. Например: Amazon </text:span><text:span text:style-name="T7">Web Serivces Elastic Compute Cloud, Microsoft Azure Virtual Machines, Google Compute Engine</text:span><text:span text:style-name="T4">.</text:span></text:p>
        </text:list-item>
      </text:list>
      <text:p text:style-name="P4"><text:span text:style-name="T4"/></text:p>
      <text:p text:style-name="P4"><text:span text:style-name="T4"/></text:p>
      <text:p text:style-name="P4"><text:soft-page-break/><text:span text:style-name="T4">П</text:span><text:span text:style-name="T3">реимущества облачных сервисов:</text:span></text:p>
      <text:list text:continue-numbering="true" text:style-name="List_20_1">
        <text:list-item>
          <text:p text:style-name="P11"><text:span text:style-name="T10">Доступность</text:span><text:span text:style-name="T5"> – </text:span><text:span text:style-name="T7">наличие</text:span><text:span text:style-name="T5"> возможност</text:span><text:span text:style-name="T7">и</text:span><text:span text:style-name="T5"> доступа к ресурсам в облаке на основе использования Интернет-соединения обычного браузера и нетребовательного к ресурсам терминала конечного пользователя.</text:span></text:p>
        </text:list-item>
        <text:list-item>
          <text:p text:style-name="P11"><text:span text:style-name="T11">М</text:span><text:span text:style-name="T10">обильность </text:span><text:span text:style-name="T5">– </text:span><text:span text:style-name="T7">наличие возможности</text:span><text:span text:style-name="T5"> развертывать собственные сервисы и/или увеличи</text:span><text:span text:style-name="T7">ва</text:span><text:span text:style-name="T5">ть рабочую нагрузку на существующие у поставщика облачные услуги.</text:span></text:p>
        </text:list-item>
        <text:list-item>
          <text:p text:style-name="P11"><text:span text:style-name="T10">Экономичность </text:span><text:span text:style-name="T5">– </text:span><text:span text:style-name="T7">позволяет </text:span><text:span text:style-name="T5">пользователю не использовать дорогостоящие и мощные компьютеры и программное обеспечение.</text:span></text:p>
        </text:list-item>
        <text:list-item>
          <text:p text:style-name="P11"><text:span text:style-name="T10">Поддержка резервирования, самовосстановления и масштабирования</text:span><text:span text:style-name="T5"> – </text:span><text:span text:style-name="T8">позволяет</text:span><text:span text:style-name="T5"> повышать надежность системы и уменьшать риски при отказах программного и аппаратного обеспечения.</text:span></text:p>
        </text:list-item>
      </text:list>
      <text:p text:style-name="P5"><text:span text:style-name="T5"/></text:p>
      <text:p text:style-name="P5"><text:span text:style-name="T5">Н</text:span><text:span text:style-name="T3">едостатки облачных сервисов:</text:span></text:p>
      <text:list text:continue-numbering="true" text:style-name="List_20_1">
        <text:list-item>
          <text:p text:style-name="P13">При необходимости получить доступ к файлам или приложениям возникает потребность устанавливать Интернет-соединение с сервисом.</text:p>
        </text:list-item>
        <text:list-item>
          <text:p text:style-name="P13">Низкая скорость соединения с Интернетом не позволяет оперативно обмениваться информацией посредством облачных сервисов.</text:p>
        </text:list-item>
        <text:list-item>
          <text:p text:style-name="P13">Безопасность облачных услуг предусматривает необходимость выбора надёжного поставщика программного обеспечения.</text:p>
        </text:list-item>
      </text:list>
      <text:p text:style-name="P5"><text:span text:style-name="T3"/></text:p>
      <text:p text:style-name="P3">Вывод:</text:p>
      <text:p text:style-name="P6"><text:span text:style-name="T13">В</text:span><text:span text:style-name="T12"> современном мире облачные сервисы стали неотъемлемой частью информационных технологий и бизнес-процессов. Исследование и анализ облачных сервисов позволяют понять их преимущества, недостатки и возможности применения в различных областях деятельности.</text:span></text:p>
      <text:p text:style-name="P6"><text:span text:style-name="T12"/></text:p>
      <text:p text:style-name="P12" loext:marker-style-name="T3"><text:span text:style-name="T12">Важно учитывать особенности каждого типа облачных сервисов и подходы к их использованию при принятии решения о переходе к облаку. Интеграция облачных решений может повысить эффективность бизнес-процессов, снизить затраты на </text:span><text:span text:style-name="T13">IT </text:span><text:span text:style-name="T12">и улучшить конкурентоспособность компан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1:07:15.395684467</meta:creation-date>
    <meta:generator>LibreOffice/24.2.3.2$Linux_X86_64 LibreOffice_project/420$Build-2</meta:generator>
    <dc:date>2024-05-15T01:34:46.166019546</dc:date>
    <meta:editing-duration>PT2M21S</meta:editing-duration>
    <meta:editing-cycles>3</meta:editing-cycles>
    <meta:document-statistic meta:table-count="0" meta:image-count="0" meta:object-count="0" meta:page-count="2" meta:paragraph-count="19" meta:word-count="398" meta:character-count="3361" meta:non-whitespace-character-count="2980"/>
  </office:meta>
</office:document-meta>
</file>